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7.693cm" fo:margin-top="0.199cm" fo:margin-bottom="0.199cm" table:align="left"/>
    </style:style>
    <style:style style:name="Таблица1.A" style:family="table-column">
      <style:table-column-properties style:column-width="7.211cm"/>
    </style:style>
    <style:style style:name="Таблица1.B" style:family="table-column">
      <style:table-column-properties style:column-width="2.05cm"/>
    </style:style>
    <style:style style:name="Таблица1.C" style:family="table-column">
      <style:table-column-properties style:column-width="2.625cm"/>
    </style:style>
    <style:style style:name="Таблица1.D" style:family="table-column">
      <style:table-column-properties style:column-width="15.80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.097cm" fo:border-left="0.8pt solid #000000" fo:border-right="none" fo:border-top="0.8pt solid #000000" fo:border-bottom="0.8pt solid #000000"/>
    </style:style>
    <style:style style:name="Таблица1.D1" style:family="table-cell">
      <style:table-cell-properties style:vertical-align="middle" fo:padding="0.097cm" fo:border="0.8pt solid #000000"/>
    </style:style>
    <style:style style:name="Таблица1.D2" style:family="table-cell">
      <style:table-cell-properties style:vertical-align="middle" fo:padding="0.097cm" fo:border-left="0.8pt solid #000000" fo:border-right="0.8pt solid #000000" fo:border-top="none" fo:border-bottom="0.8pt solid #000000"/>
    </style:style>
    <style:style style:name="Таблица1.A3" style:family="table-cell">
      <style:table-cell-properties style:vertical-align="middle" fo:padding="0.097cm" fo:border-left="0.8pt solid #000000" fo:border-right="none" fo:border-top="none" fo:border-bottom="0.8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29.7cm" style:type="right" style:leader-style="solid" style:leader-text="_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 fo:break-before="pag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22.49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29.7cm" style:type="right" style:leader-style="solid" style:leader-text="_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{% xmlfor part in batch.part_set.all %}<text:span text:style-name="T1">ОБЩЕСТВО С ОГРАНИЧЕННОЙ ОТВЕТСТВЕННОСТЬЮ</text:span></text:p>
      <text:p text:style-name="P4">«БЕРЕЗНИКОВСКИЙ КИРПИЧНЫЙ ЗАВОД»</text:p>
      <text:p text:style-name="P8">УТВЕРЖДАЮ</text:p>
      <text:p text:style-name="P8">Главный инженер ООО «БКЗ»</text:p>
      <text:p text:style-name="P8">_____________ В.М. Мухлынин</text:p>
      <text:p text:style-name="P8">«____» ______________ 20__ г.</text:p>
      <text:p text:style-name="P5">А К Т</text:p>
      <text:p text:style-name="P11">по выходу с производства готовой продукц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1">Номер ТТО</text:p>
          </table:table-cell>
          <table:table-cell table:style-name="Таблица1.A1" table:number-rows-spanned="2" office:value-type="string">
            <text:p text:style-name="P1">Количество кирпича на ТТО, шт.</text:p>
          </table:table-cell>
          <table:table-cell table:style-name="Таблица1.A1" table:number-rows-spanned="2" office:value-type="string">
            <text:p text:style-name="P1">Выход готовой продукции, шт</text:p>
          </table:table-cell>
          <table:table-cell table:style-name="Таблица1.D1" office:value-type="string">
            <text:p text:style-name="P1">Приемка кирпича</text:p>
          </table:table-cell>
        </table:table-row>
        <table:table-row table:style-name="Таблица1.1">
          <table:covered-table-cell/>
          <table:covered-table-cell/>
          <table:covered-table-cell/>
          <table:table-cell table:style-name="Таблица1.D2" office:value-type="string">
            <text:p text:style-name="P1">Половняк, %</text:p>
          </table:table-cell>
        </table:table-row>
        <table:table-row table:style-name="Таблица1.1">
          <table:table-cell table:style-name="Таблица1.A3" office:value-type="string">
            <text:p text:style-name="P2">{{ part.get_tto|slice:'1:-1' }}</text:p>
          </table:table-cell>
          <table:table-cell table:style-name="Таблица1.A3" office:value-type="string">
            <text:p text:style-name="P2">{{ part.amount }}</text:p>
          </table:table-cell>
          <table:table-cell table:style-name="Таблица1.A3" office:value-type="string">
            <text:p text:style-name="P2">{{ part.out }}</text:p>
          </table:table-cell>
          <table:table-cell table:style-name="Таблица1.D2" office:value-type="string">
            <text:p text:style-name="P2">{{ part.half }}</text:p>
          </table:table-cell>
        </table:table-row>
      </table:table>
      <text:p text:style-name="P3">Примечание:</text:p>
      <text:p text:style-name="P3">1. Удельная эффективная активность естественных радионуклидов: {{ batch.seonr.value }}</text:p>
      <text:p text:style-name="P3">2. Теплопроводность изделий: {{ batch.heatconduction.value }} Вт/м * град. С <text:tab/></text:p>
      <text:p text:style-name="P3">{% if part.limestone %} На ТТО № {{ part.limestone }} присутствуют извесняковые включения менее 1см<text:span text:style-name="T2">²</text:span> {% endif %}<text:tab/></text:p>
      <text:p text:style-name="P3"><text:tab/></text:p>
      <text:p text:style-name="P3"><text:tab/></text:p>
      <text:p text:style-name="P3">Сдал начальник смены: _____________________ Проверил лаборант по физико-механическим испытаниям: <text:tab/></text:p>
      <text:p text:style-name="P3">Принял диспетчер по отпуску готовой продукции: <text:tab/></text:p>
      <text:p text:style-name="P9"/>
      <text:p text:style-name="P7">{% endif %}{% endxml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8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2-09-10T11:17:53</meta:creation-date>
    <dc:date>2012-11-14T16:40:24</dc:date>
    <dc:creator>Катаев Денис</dc:creator>
    <meta:editing-duration>PT4H13M8S</meta:editing-duration>
    <meta:editing-cycles>39</meta:editing-cycles>
    <meta:generator>LibreOffice/3.5$Linux_x86 LibreOffice_project/350m1$Build-2</meta:generator>
    <meta:document-statistic meta:table-count="1" meta:image-count="0" meta:object-count="0" meta:page-count="2" meta:paragraph-count="26" meta:word-count="119" meta:character-count="879" meta:non-whitespace-character-count="776"/>
  </office:meta>
</office:document-meta>
</file>